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gr39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none" draw:fill="none" draw:textarea-horizontal-align="center" draw:textarea-vertical-align="middle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8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9" style:family="graphic" style:parent-style-name="measure" style:list-style-name="L1">
      <style:graphic-properties draw:textarea-horizontal-align="center" draw:textarea-vertical-align="middle" draw:line-distance="2.3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51" style:family="graphic" style:parent-style-name="measure" style:list-style-name="L1">
      <style:graphic-properties draw:textarea-horizontal-align="center" draw:textarea-vertical-align="middle" draw:line-distance="2.8cm"/>
    </style:style>
    <style:style style:name="gr52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dash" draw:stroke-dash="Ultrafine_20_2_20_Dots_20_3_20_Dashes" svg:stroke-color="#008000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draw:id="id118" draw:layer="layout" draw:type="curve" svg:x1="11cm" svg:y1="12.85cm" svg:x2="11cm" svg:y2="12.85cm" draw:start-shape="id104" draw:start-glue-point="1" draw:end-shape="id104" svg:d="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draw:id="id133" draw:layer="layout" draw:type="curve" svg:x1="10.71cm" svg:y1="3.45cm" svg:x2="10.71cm" svg:y2="3.45cm" draw:start-shape="id119" draw:start-glue-point="1" draw:end-shape="id119" svg:d="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draw:id="id150" draw:layer="layout" draw:type="curve" svg:x1="11.673cm" svg:y1="17.75cm" svg:x2="11.673cm" svg:y2="17.75cm" draw:start-shape="id136" draw:start-glue-point="1" draw:end-shape="id136" svg:d="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draw:id="id165" draw:layer="layout" draw:type="curve" svg:x1="10.711cm" svg:y1="3.451cm" svg:x2="10.711cm" svg:y2="3.451cm" draw:start-shape="id151" draw:start-glue-point="1" draw:end-shape="id151" svg:d="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draw:id="id180" draw:layer="layout" draw:type="curve" svg:x1="11.21cm" svg:y1="4.757cm" svg:x2="11.21cm" svg:y2="4.757cm" draw:start-shape="id166" draw:start-glue-point="1" draw:end-shape="id166" svg:d="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draw:id="id195" draw:layer="layout" draw:type="curve" svg:x1="11.673cm" svg:y1="18.75cm" svg:x2="11.673cm" svg:y2="18.75cm" draw:start-shape="id181" draw:start-glue-point="1" draw:end-shape="id181" svg:d="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  <draw:page draw:name="page13" draw:style-name="dp1" draw:master-page-name="默认">
        <draw:custom-shape draw:style-name="gr8" draw:text-style-name="P2" draw:layer="layout" svg:width="1cm" svg:height="1cm" svg:x="6cm" svg:y="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198" draw:layer="layout" svg:width="1cm" svg:height="1cm" svg:x="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201" draw:layer="layout" svg:width="1cm" svg:height="1cm" svg:x="1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7" draw:layer="layout" svg:width="1cm" svg:height="1cm" svg:x="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9" draw:layer="layout" svg:width="1cm" svg:height="1cm" svg:x="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0" draw:layer="layout" svg:width="1cm" svg:height="1cm" svg:x="1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2" draw:layer="layout" svg:width="1cm" svg:height="1cm" svg:x="1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cm" svg:x2="5cm" svg:y2="4.5cm" draw:start-shape="id197" draw:start-glue-point="3" draw:end-shape="id198" draw:end-glue-point="3" svg:d="m5000 3000c-751 0-751 1500 0 1500">
          <text:p/>
        </draw:connector>
        <draw:connector draw:style-name="gr4" draw:text-style-name="P1" draw:layer="layout" draw:type="curve" svg:x1="5cm" svg:y1="4.5cm" svg:x2="5cm" svg:y2="6cm" draw:start-shape="id198" draw:start-glue-point="3" draw:end-shape="id199" draw:end-glue-point="3" svg:d="m5000 4500c-751 0-751 1500 0 1500">
          <text:p/>
        </draw:connector>
        <draw:connector draw:style-name="gr4" draw:text-style-name="P1" draw:layer="layout" draw:type="curve" svg:x1="16cm" svg:y1="3cm" svg:x2="16cm" svg:y2="4.5cm" draw:start-shape="id200" draw:start-glue-point="1" draw:end-shape="id201" draw:end-glue-point="1" svg:d="m16000 3000c753 0 753 1500 0 1500">
          <text:p/>
        </draw:connector>
        <draw:connector draw:style-name="gr4" draw:text-style-name="P1" draw:layer="layout" draw:type="curve" svg:x1="16cm" svg:y1="4.5cm" svg:x2="16cm" svg:y2="6cm" draw:start-shape="id201" draw:start-glue-point="1" draw:end-shape="id202" draw:end-glue-point="1" svg:d="m16000 4500c753 0 753 1500 0 1500">
          <text:p/>
        </draw:connector>
        <draw:custom-shape draw:style-name="gr10" draw:text-style-name="P2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cm" svg:height="1cm" svg:x="6.5cm" svg:y="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6.5cm" svg:height="1cm" svg:x="10.5cm" svg:y="7cm">
          <text:p text:style-name="P1">保存数据的段</text:p>
        </draw:rect>
        <draw:rect draw:style-name="gr42" draw:text-style-name="P1" draw:layer="layout" svg:width="6.5cm" svg:height="1cm" svg:x="10.5cm" svg:y="8.5cm">
          <text:p/>
        </draw:rect>
        <draw:rect draw:style-name="gr42" draw:text-style-name="P1" draw:layer="layout" svg:width="6.5cm" svg:height="1cm" svg:x="10.5cm" svg:y="11cm">
          <text:p/>
        </draw:rect>
        <draw:rect draw:style-name="gr42" draw:text-style-name="P1" draw:layer="layout" svg:width="6.5cm" svg:height="1cm" svg:x="10.5cm" svg:y="12.5cm">
          <text:p/>
        </draw:rect>
        <draw:custom-shape draw:style-name="gr39" draw:text-style-name="P2" draw:layer="layout" svg:width="1cm" svg:height="1cm" svg:x="13.5cm" svg:y="9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cm" svg:y1="14.5cm" svg:x2="10.5cm" svg:y2="8cm">
          <text:p/>
        </draw:line>
        <draw:line draw:style-name="gr15" draw:text-style-name="P1" draw:layer="layout" svg:x1="6cm" svg:y1="14.5cm" svg:x2="10.5cm" svg:y2="9.5cm">
          <text:p/>
        </draw:line>
        <draw:line draw:style-name="gr15" draw:text-style-name="P1" draw:layer="layout" svg:x1="8cm" svg:y1="14.5cm" svg:x2="10.5cm" svg:y2="12cm">
          <text:p/>
        </draw:line>
        <draw:line draw:style-name="gr15" draw:text-style-name="P1" draw:layer="layout" svg:x1="9cm" svg:y1="14.5cm" svg:x2="10.5cm" svg:y2="13.5cm">
          <text:p/>
        </draw:line>
        <draw:rect draw:style-name="gr43" draw:text-style-name="P1" draw:layer="layout" svg:width="6.5cm" svg:height="1cm" svg:x="2cm" svg:y="15cm">
          <text:p text:style-name="P1">数据段的管理结构</text:p>
        </draw:rect>
        <draw:custom-shape draw:style-name="gr10" draw:text-style-name="P2" draw:layer="layout" svg:width="1cm" svg:height="1cm" svg:x="3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3" draw:layer="layout" svg:width="1cm" svg:height="1cm" svg:x="5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7" draw:layer="layout" svg:width="1cm" svg:height="1cm" svg:x="7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5" draw:layer="layout" svg:width="1cm" svg:height="1cm" svg:x="6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04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10" draw:layer="layout" svg:width="1cm" svg:height="1cm" svg:x="17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6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8" draw:layer="layout" svg:width="1cm" svg:height="1cm" svg:x="9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2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17" draw:layer="layout" svg:width="1cm" svg:height="1cm" svg:x="1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09" draw:layer="layout" svg:width="1cm" svg:height="1cm" svg:x="6cm" svg:y="1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1" draw:layer="layout" svg:width="1cm" svg:height="1cm" svg:x="7cm" svg:y="1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2" draw:layer="layout" svg:width="1cm" svg:height="1cm" svg:x="8cm" svg:y="1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4" draw:layer="layout" svg:width="1cm" svg:height="1cm" svg:x="5cm" svg:y="1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16" draw:layer="layout" svg:width="1cm" svg:height="1cm" svg:x="15cm" svg:y="2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8" draw:layer="layout" svg:width="1cm" svg:height="1cm" svg:x="16cm" svg:y="2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9" draw:layer="layout" svg:width="1cm" svg:height="1cm" svg:x="17cm" svg:y="2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5" draw:layer="layout" svg:width="1cm" svg:height="1cm" svg:x="14cm" svg:y="2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25cm" svg:x2="9cm" svg:y2="20cm" draw:start-shape="id203" draw:start-glue-point="0" draw:end-shape="id204" draw:end-glue-point="3" svg:d="m5500 25000c0-3334 1166-5000 3500-5000">
          <text:p/>
        </draw:connector>
        <draw:connector draw:style-name="gr4" draw:text-style-name="P1" draw:layer="layout" draw:type="curve" svg:x1="6.5cm" svg:y1="25cm" svg:x2="9cm" svg:y2="21.5cm" draw:start-shape="id205" draw:start-glue-point="0" draw:end-shape="id206" draw:end-glue-point="3" svg:d="m6500 25000c0-2334 833-3500 2500-3500">
          <text:p/>
        </draw:connector>
        <draw:connector draw:style-name="gr4" draw:text-style-name="P1" draw:layer="layout" draw:type="curve" svg:x1="7.5cm" svg:y1="25cm" svg:x2="9cm" svg:y2="23cm" draw:start-shape="id207" draw:start-glue-point="0" draw:end-shape="id208" draw:end-glue-point="3" svg:d="m7500 25000c0-1334 500-2000 1500-2000">
          <text:p/>
        </draw:connector>
        <draw:connector draw:style-name="gr4" draw:text-style-name="P1" draw:layer="layout" draw:type="curve" svg:x1="6.5cm" svg:y1="17.5cm" svg:x2="17.5cm" svg:y2="19.5cm" draw:start-shape="id209" draw:start-glue-point="2" draw:end-shape="id210" draw:end-glue-point="0" svg:d="m6500 17500c0 1500 11000 500 11000 2000">
          <text:p/>
        </draw:connector>
        <draw:connector draw:style-name="gr4" draw:text-style-name="P1" draw:layer="layout" draw:type="curve" svg:x1="7.5cm" svg:y1="17.5cm" svg:x2="9.5cm" svg:y2="19.5cm" draw:start-shape="id211" draw:start-glue-point="2" draw:end-shape="id204" draw:end-glue-point="0" svg:d="m7500 17500c0 1500 2000 500 2000 2000">
          <text:p/>
        </draw:connector>
        <draw:custom-shape draw:style-name="gr46" draw:text-style-name="P3" draw:id="id213" draw:layer="layout" svg:width="1cm" svg:height="1cm" svg:x="18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cm" svg:y1="17.5cm" svg:x2="18.5cm" svg:y2="19.5cm" draw:start-shape="id212" draw:start-glue-point="2" draw:end-shape="id213" draw:end-glue-point="0" svg:d="m8500 17500c0 1500 10000 500 10000 2000">
          <text:p/>
        </draw:connector>
        <draw:connector draw:style-name="gr4" draw:text-style-name="P1" draw:layer="layout" draw:type="curve" svg:x1="5.5cm" svg:y1="17.5cm" svg:x2="5.5cm" svg:y2="25cm" draw:start-shape="id214" draw:start-glue-point="2" draw:end-shape="id203" draw:end-glue-point="0" svg:d="m5500 17500v7500">
          <text:p/>
        </draw:connector>
        <draw:connector draw:style-name="gr4" draw:text-style-name="P1" draw:layer="layout" draw:type="curve" svg:x1="14cm" svg:y1="27cm" svg:x2="7.5cm" svg:y2="26cm" draw:start-shape="id215" draw:start-glue-point="3" draw:end-shape="id207" draw:end-glue-point="2" svg:d="m14000 27000c-4334 0-6500-333-6500-1000">
          <text:p/>
        </draw:connector>
        <draw:connector draw:style-name="gr4" draw:text-style-name="P1" draw:layer="layout" draw:type="curve" svg:x1="15.5cm" svg:y1="26.5cm" svg:x2="15.5cm" svg:y2="23.5cm" draw:start-shape="id216" draw:start-glue-point="0" draw:end-shape="id217" draw:end-glue-point="2" svg:d="m15500 26500v-3000">
          <text:p/>
        </draw:connector>
        <draw:connector draw:style-name="gr4" draw:text-style-name="P1" draw:layer="layout" draw:type="curve" svg:x1="16.5cm" svg:y1="26.5cm" svg:x2="9.5cm" svg:y2="23.5cm" draw:start-shape="id218" draw:start-glue-point="0" draw:end-shape="id208" draw:end-glue-point="2" svg:d="m16500 26500c0-2250-7000-750-7000-3000">
          <text:p/>
        </draw:connector>
        <draw:custom-shape draw:style-name="gr46" draw:text-style-name="P3" draw:id="id220" draw:layer="layout" svg:width="1cm" svg:height="1cm" svg:x="18cm" svg:y="2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5cm" svg:y1="26.5cm" svg:x2="18.5cm" svg:y2="23.5cm" draw:start-shape="id219" draw:start-glue-point="0" draw:end-shape="id220" svg:d="m17500 26500c0-2248 1000-749 1000-3000">
          <text:p/>
        </draw:connector>
      </draw:page>
      <draw:page draw:name="page14" draw:style-name="dp1" draw:master-page-name="默认">
        <draw:custom-shape draw:style-name="gr10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5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3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22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8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39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6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40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35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27" draw:layer="layout" svg:width="1cm" svg:height="1cm" svg:x="5cm" svg:y="2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29" draw:layer="layout" svg:width="1cm" svg:height="1cm" svg:x="6cm" svg:y="2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0" draw:layer="layout" svg:width="1cm" svg:height="1cm" svg:x="7cm" svg:y="2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2" draw:layer="layout" svg:width="1cm" svg:height="1cm" svg:x="4cm" svg:y="2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34" draw:layer="layout" svg:width="1cm" svg:height="1cm" svg:x="8.5cm" svg:y="14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36" draw:layer="layout" svg:width="1cm" svg:height="1cm" svg:x="9.5cm" svg:y="14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7" draw:layer="layout" svg:width="1cm" svg:height="1cm" svg:x="10.5cm" svg:y="14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3" draw:layer="layout" svg:width="1cm" svg:height="1cm" svg:x="7.5cm" svg:y="14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11cm" svg:x2="8cm" svg:y2="6cm" draw:start-shape="id221" draw:start-glue-point="0" draw:end-shape="id222" draw:end-glue-point="3" svg:d="m4500 11000c0-3334 1166-5000 3500-5000">
          <text:p/>
        </draw:connector>
        <draw:connector draw:style-name="gr4" draw:text-style-name="P1" draw:layer="layout" draw:type="curve" svg:x1="5.5cm" svg:y1="11cm" svg:x2="8cm" svg:y2="7.5cm" draw:start-shape="id223" draw:start-glue-point="0" draw:end-shape="id224" draw:end-glue-point="3" svg:d="m5500 11000c0-2334 833-3500 2500-3500">
          <text:p/>
        </draw:connector>
        <draw:connector draw:style-name="gr4" draw:text-style-name="P1" draw:layer="layout" draw:type="curve" svg:x1="6.5cm" svg:y1="11cm" svg:x2="8cm" svg:y2="9cm" draw:start-shape="id225" draw:start-glue-point="0" draw:end-shape="id226" draw:end-glue-point="3" svg:d="m6500 11000c0-1334 500-2000 1500-2000">
          <text:p/>
        </draw:connector>
        <draw:connector draw:style-name="gr47" draw:text-style-name="P1" draw:layer="layout" draw:type="curve" svg:x1="5.5cm" svg:y1="3.5cm" svg:x2="16.5cm" svg:y2="5.5cm" draw:start-shape="id227" draw:start-glue-point="2" draw:end-shape="id228" draw:end-glue-point="0" svg:d="m5500 3500c0 1500 11000 500 11000 2000">
          <text:p/>
        </draw:connector>
        <draw:connector draw:style-name="gr4" draw:text-style-name="P1" draw:layer="layout" draw:type="curve" svg:x1="6.5cm" svg:y1="3.5cm" svg:x2="8.5cm" svg:y2="5.5cm" draw:start-shape="id229" draw:start-glue-point="2" draw:end-shape="id222" draw:end-glue-point="0" svg:d="m6500 3500c0 1500 2000 500 2000 2000">
          <text:p/>
        </draw:connector>
        <draw:custom-shape draw:style-name="gr46" draw:text-style-name="P3" draw:id="id23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cm" svg:y1="3.5cm" svg:x2="17.5cm" svg:y2="5.5cm" draw:start-shape="id230" draw:start-glue-point="2" draw:end-shape="id231" draw:end-glue-point="0" svg:d="m7500 3500c0 1500 10000 500 10000 2000">
          <text:p/>
        </draw:connector>
        <draw:connector draw:style-name="gr4" draw:text-style-name="P1" draw:layer="layout" draw:type="curve" svg:x1="4.5cm" svg:y1="3.5cm" svg:x2="4.5cm" svg:y2="11cm" draw:start-shape="id232" draw:start-glue-point="2" draw:end-shape="id221" draw:end-glue-point="0" svg:d="m4500 3500v7500">
          <text:p/>
        </draw:connector>
        <draw:connector draw:style-name="gr4" draw:text-style-name="P1" draw:layer="layout" draw:type="curve" svg:x1="7.5cm" svg:y1="14.5cm" svg:x2="6.5cm" svg:y2="12cm" draw:start-shape="id233" draw:start-glue-point="3" draw:end-shape="id225" draw:end-glue-point="2" svg:d="m7500 14500c-667 0-1000-833-1000-2500">
          <text:p/>
        </draw:connector>
        <draw:connector draw:style-name="gr47" draw:text-style-name="P1" draw:layer="layout" draw:type="curve" svg:x1="9cm" svg:y1="14cm" svg:x2="14.5cm" svg:y2="9.5cm" draw:start-shape="id234" draw:start-glue-point="0" draw:end-shape="id235" draw:end-glue-point="2" svg:d="m9000 14000c0-3375 5500-1125 5500-4500">
          <text:p/>
        </draw:connector>
        <draw:connector draw:style-name="gr4" draw:text-style-name="P1" draw:layer="layout" draw:type="curve" svg:x1="10cm" svg:y1="14cm" svg:x2="8.5cm" svg:y2="9.5cm" draw:start-shape="id236" draw:start-glue-point="0" draw:end-shape="id226" draw:end-glue-point="2" svg:d="m10000 14000c0-3375-1500-1125-1500-4500">
          <text:p/>
        </draw:connector>
        <draw:custom-shape draw:style-name="gr46" draw:text-style-name="P3" draw:id="id238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14cm" svg:x2="17.5cm" svg:y2="9.5cm" draw:start-shape="id237" draw:start-glue-point="0" draw:end-shape="id238" svg:d="m11000 14000c0-3373 6500-1124 6500-4500">
          <text:p/>
        </draw:connector>
        <draw:connector draw:style-name="gr48" draw:text-style-name="P1" draw:layer="layout" draw:type="curve" svg:x1="5.5cm" svg:y1="3.5cm" svg:x2="15.5cm" svg:y2="5.5cm" draw:start-shape="id227" draw:start-glue-point="2" draw:end-shape="id239" draw:end-glue-point="0" svg:d="m5500 3500c0 1500 10000 500 10000 2000">
          <text:p/>
        </draw:connector>
        <draw:measure draw:style-name="gr49" draw:text-style-name="P10" draw:layer="measurelines" svg:x1="15.5cm" svg:y1="5.5cm" svg:x2="16.5cm" svg:y2="5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.5cm" svg:y="2.5cm">
          <text:p text:style-name="P1"><text:span text:style-name="T2">push_fro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7.5cm" svg:y="2.5cm">
          <text:p text:style-name="P1"><text:span text:style-name="T2">pop_front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9cm" svg:y1="14cm" svg:x2="15.5cm" svg:y2="9.5cm" draw:start-shape="id234" draw:start-glue-point="0" draw:end-shape="id240" draw:end-glue-point="2" svg:d="m9000 14000c0-3375 6500-1125 6500-4500">
          <text:p/>
        </draw:connector>
        <draw:measure draw:style-name="gr51" draw:text-style-name="P10" draw:layer="measurelines" svg:x1="15.5cm" svg:y1="9.5cm" svg:x2="14.5cm" svg:y2="9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cm" svg:y="12cm">
          <text:p text:style-name="P1"><text:span text:style-name="T2">pop_back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6.1cm" svg:y="12cm">
          <text:p text:style-name="P1"><text:span text:style-name="T2">push_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1" draw:layer="layout" svg:width="1cm" svg:height="1cm" svg:x="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5" draw:layer="layout" svg:width="1cm" svg:height="1cm" svg:x="5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3" draw:layer="layout" svg:width="1cm" svg:height="1cm" svg:x="4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42" draw:layer="layout" svg:width="1cm" svg:height="1cm" svg:x="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58" draw:layer="layout" svg:width="1cm" svg:height="1cm" svg:x="1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4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6" draw:layer="layout" svg:width="1cm" svg:height="1cm" svg:x="7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54" draw:layer="layout" svg:width="1cm" svg:height="1cm" svg:x="8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47" draw:layer="layout" svg:width="1cm" svg:height="1cm" svg:x="4cm" svg:y="15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8" draw:layer="layout" svg:width="1cm" svg:height="1cm" svg:x="5cm" svg:y="15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49" draw:layer="layout" svg:width="1cm" svg:height="1cm" svg:x="6cm" svg:y="15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1" draw:layer="layout" svg:width="1cm" svg:height="1cm" svg:x="3cm" svg:y="15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53" draw:layer="layout" svg:width="1cm" svg:height="1cm" svg:x="11cm" svg:y="26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55" draw:layer="layout" svg:width="1cm" svg:height="1cm" svg:x="12cm" svg:y="26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6" draw:layer="layout" svg:width="1cm" svg:height="1cm" svg:x="13cm" svg:y="26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2" draw:layer="layout" svg:width="1cm" svg:height="1cm" svg:x="10cm" svg:y="26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3.5cm" svg:y1="24cm" svg:x2="7cm" svg:y2="19cm" draw:start-shape="id241" draw:start-glue-point="0" draw:end-shape="id242" draw:end-glue-point="3" svg:d="m3500 24000c0-3334 1166-5000 3500-5000">
          <text:p/>
        </draw:connector>
        <draw:connector draw:style-name="gr4" draw:text-style-name="P1" draw:layer="layout" draw:type="curve" svg:x1="4.5cm" svg:y1="24cm" svg:x2="7cm" svg:y2="20.5cm" draw:start-shape="id243" draw:start-glue-point="0" draw:end-shape="id244" draw:end-glue-point="3" svg:d="m4500 24000c0-2334 833-3500 2500-3500">
          <text:p/>
        </draw:connector>
        <draw:connector draw:style-name="gr52" draw:text-style-name="P1" draw:layer="layout" draw:type="curve" svg:x1="5.5cm" svg:y1="24cm" svg:x2="7cm" svg:y2="22cm" draw:start-shape="id245" draw:start-glue-point="0" draw:end-shape="id246" draw:end-glue-point="3" svg:d="m5500 24000c0-1334 500-2000 1500-2000">
          <text:p/>
        </draw:connector>
        <draw:connector draw:style-name="gr47" draw:text-style-name="P1" draw:layer="layout" draw:type="curve" svg:x1="4.5cm" svg:y1="16.5cm" svg:x2="7.5cm" svg:y2="20cm" draw:start-shape="id247" draw:start-glue-point="2" draw:end-shape="id244" svg:d="m4500 16500c0 2625 3000 875 3000 3500">
          <text:p/>
        </draw:connector>
        <draw:connector draw:style-name="gr48" draw:text-style-name="P1" draw:layer="layout" draw:type="curve" svg:x1="5.5cm" svg:y1="16.5cm" svg:x2="7.5cm" svg:y2="18.5cm" draw:start-shape="id248" draw:start-glue-point="2" draw:end-shape="id242" draw:end-glue-point="0" svg:d="m5500 16500c0 1500 2000 500 2000 2000">
          <text:p/>
        </draw:connector>
        <draw:custom-shape draw:style-name="gr46" draw:text-style-name="P3" draw:id="id250" draw:layer="layout" svg:width="1cm" svg:height="1cm" svg:x="16cm" svg:y="18.5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6.5cm" svg:y1="16.5cm" svg:x2="16.5cm" svg:y2="18.5cm" draw:start-shape="id249" draw:start-glue-point="2" draw:end-shape="id250" draw:end-glue-point="0" svg:d="m6500 16500c0 1500 10000 500 10000 2000">
          <text:p/>
        </draw:connector>
        <draw:connector draw:style-name="gr48" draw:text-style-name="P1" draw:layer="layout" draw:type="curve" svg:x1="3.5cm" svg:y1="16.5cm" svg:x2="3.5cm" svg:y2="24cm" draw:start-shape="id251" draw:start-glue-point="2" draw:end-shape="id241" draw:end-glue-point="0" svg:d="m3500 16500v7500">
          <text:p/>
        </draw:connector>
        <draw:connector draw:style-name="gr53" draw:text-style-name="P1" draw:layer="layout" draw:type="curve" svg:x1="10cm" svg:y1="26.5cm" svg:x2="5.5cm" svg:y2="25cm" draw:start-shape="id252" draw:start-glue-point="3" draw:end-shape="id245" draw:end-glue-point="2" svg:d="m10000 26500c-3000 0-4500-500-4500-1500">
          <text:p/>
        </draw:connector>
        <draw:connector draw:style-name="gr53" draw:text-style-name="P1" draw:layer="layout" draw:type="curve" svg:x1="11.5cm" svg:y1="26cm" svg:x2="8.5cm" svg:y2="22.5cm" draw:start-shape="id253" draw:start-glue-point="0" draw:end-shape="id254" draw:end-glue-point="2" svg:d="m11500 26000c0-2625-3000-875-3000-3500">
          <text:p/>
        </draw:connector>
        <draw:connector draw:style-name="gr53" draw:text-style-name="P1" draw:layer="layout" draw:type="curve" svg:x1="12.5cm" svg:y1="26cm" svg:x2="7.5cm" svg:y2="22.5cm" draw:start-shape="id255" draw:start-glue-point="0" draw:end-shape="id246" draw:end-glue-point="2" svg:d="m12500 26000c0-2625-5000-875-5000-3500">
          <text:p/>
        </draw:connector>
        <draw:custom-shape draw:style-name="gr46" draw:text-style-name="P3" draw:id="id257" draw:layer="layout" svg:width="1cm" svg:height="1cm" svg:x="16cm" svg:y="21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3.5cm" svg:y1="26cm" svg:x2="16.5cm" svg:y2="22.5cm" draw:start-shape="id256" draw:start-glue-point="0" draw:end-shape="id257" svg:d="m13500 26000c0-2623 3000-874 3000-3500">
          <text:p/>
        </draw:connector>
        <draw:connector draw:style-name="gr48" draw:text-style-name="P1" draw:layer="layout" draw:type="curve" svg:x1="4.5cm" svg:y1="16.5cm" svg:x2="15.5cm" svg:y2="18.5cm" draw:start-shape="id247" draw:start-glue-point="2" draw:end-shape="id258" draw:end-glue-point="0" svg:d="m4500 16500c0 1500 11000 500 11000 2000">
          <text:p/>
        </draw:connector>
        <draw:connector draw:style-name="gr54" draw:text-style-name="P1" draw:layer="layout" draw:type="curve" svg:x1="11.5cm" svg:y1="26cm" svg:x2="16.5cm" svg:y2="21cm" draw:start-shape="id253" draw:start-glue-point="0" draw:end-shape="id259" draw:end-glue-point="2" svg:d="m11500 26000c0-3748 5000-1249 5000-5000">
          <text:p/>
        </draw:connector>
        <draw:connector draw:style-name="gr47" draw:text-style-name="P1" draw:layer="layout" draw:type="curve" svg:x1="3.5cm" svg:y1="16.5cm" svg:x2="4.5cm" svg:y2="24cm" draw:start-shape="id251" draw:start-glue-point="2" draw:end-shape="id243" svg:d="m3500 16500c0 5625 1000 1875 1000 7500">
          <text:p/>
        </draw:connector>
        <draw:connector draw:style-name="gr47" draw:text-style-name="P1" draw:layer="layout" draw:type="curve" svg:x1="5.5cm" svg:y1="16.5cm" svg:x2="7.5cm" svg:y2="20cm" draw:start-shape="id248" draw:start-glue-point="2" draw:end-shape="id244" draw:end-glue-point="0" svg:d="m5500 16500c0 2625 2000 875 2000 3500">
          <text:p/>
        </draw:connector>
        <draw:custom-shape draw:style-name="gr46" draw:text-style-name="P3" draw:id="id259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6.5cm" svg:y1="16.5cm" svg:x2="16.5cm" svg:y2="20cm" draw:start-shape="id249" draw:start-glue-point="2" draw:end-shape="id259" draw:end-glue-point="0" svg:d="m6500 16500c0 2625 10000 875 10000 3500">
          <text:p/>
        </draw:connector>
        <draw:connector draw:style-name="gr54" draw:text-style-name="P1" draw:layer="layout" draw:type="curve" svg:x1="10cm" svg:y1="26.5cm" svg:x2="4.5cm" svg:y2="25cm" draw:start-shape="id252" draw:start-glue-point="3" draw:end-shape="id243" draw:end-glue-point="2" svg:d="m10000 26500c-3667 0-5500-500-5500-1500">
          <text:p/>
        </draw:connector>
        <draw:connector draw:style-name="gr54" draw:text-style-name="P1" draw:layer="layout" draw:type="curve" svg:x1="12.5cm" svg:y1="26cm" svg:x2="7.5cm" svg:y2="21cm" draw:start-shape="id255" draw:start-glue-point="0" draw:end-shape="id244" draw:end-glue-point="2" svg:d="m12500 26000c0-3750-5000-1250-5000-5000">
          <text:p/>
        </draw:connector>
        <draw:connector draw:style-name="gr54" draw:text-style-name="P1" draw:layer="layout" draw:type="curve" svg:x1="13.5cm" svg:y1="26cm" svg:x2="16.5cm" svg:y2="21cm" draw:start-shape="id256" draw:start-glue-point="0" draw:end-shape="id259" draw:end-glue-point="2" svg:d="m13500 26000c0-3748 3000-1249 3000-5000">
          <text:p/>
        </draw:connector>
      </draw:page>
      <draw:page draw:name="page15" draw:style-name="dp1" draw:master-page-name="默认">
        <draw:custom-shape draw:style-name="gr10" draw:text-style-name="P3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0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3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64" draw:layer="layout" svg:width="1cm" svg:height="1cm" svg:x="6cm" svg:y="1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72" draw:layer="layout" svg:width="1cm" svg:height="1cm" svg:x="7cm" svg:y="1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3" draw:layer="layout" svg:width="1cm" svg:height="1cm" svg:x="8cm" svg:y="1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1" draw:layer="layout" svg:width="1cm" svg:height="1cm" svg:x="5cm" svg:y="1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67" draw:layer="layout" svg:width="1cm" svg:height="1cm" svg:x="14cm" svg:y="9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68" draw:layer="layout" svg:width="1cm" svg:height="1cm" svg:x="15cm" svg:y="9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9" draw:layer="layout" svg:width="1cm" svg:height="1cm" svg:x="16cm" svg:y="9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6" draw:layer="layout" svg:width="1cm" svg:height="1cm" svg:x="13cm" svg:y="9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8cm" svg:x2="8cm" svg:y2="4.5cm" draw:start-shape="id260" draw:start-glue-point="0" draw:end-shape="id261" draw:end-glue-point="3" svg:d="m5500 8000c0-2334 833-3500 2500-3500">
          <text:p/>
        </draw:connector>
        <draw:connector draw:style-name="gr55" draw:text-style-name="P1" draw:layer="layout" draw:type="curve" svg:x1="6.5cm" svg:y1="8cm" svg:x2="8cm" svg:y2="6cm" draw:start-shape="id262" draw:start-glue-point="0" draw:end-shape="id263" draw:end-glue-point="3" svg:d="m6500 8000c0-1334 500-2000 1500-2000">
          <text:p/>
        </draw:connector>
        <draw:connector draw:style-name="gr47" draw:text-style-name="P1" draw:layer="layout" draw:type="curve" svg:x1="6.5cm" svg:y1="2.5cm" svg:x2="17.5cm" svg:y2="4cm" draw:start-shape="id264" draw:start-glue-point="2" draw:end-shape="id265" draw:end-glue-point="0" svg:d="m6500 2500c0 1125 11000 375 11000 1500">
          <text:p/>
        </draw:connector>
        <draw:connector draw:style-name="gr53" draw:text-style-name="P1" draw:layer="layout" draw:type="curve" svg:x1="13cm" svg:y1="10cm" svg:x2="6.5cm" svg:y2="9cm" draw:start-shape="id266" draw:start-glue-point="3" draw:end-shape="id262" draw:end-glue-point="2" svg:d="m13000 10000c-4334 0-6500-333-6500-1000">
          <text:p/>
        </draw:connector>
        <draw:connector draw:style-name="gr53" draw:text-style-name="P1" draw:layer="layout" draw:type="curve" svg:x1="14.5cm" svg:y1="9.5cm" svg:x2="8.5cm" svg:y2="6.5cm" draw:start-shape="id267" draw:start-glue-point="0" draw:end-shape="id263" draw:end-glue-point="2" svg:d="m14500 9500c0-2250-6000-750-6000-3000">
          <text:p/>
        </draw:connector>
        <draw:connector draw:style-name="gr53" draw:text-style-name="P1" draw:layer="layout" draw:type="curve" svg:x1="15.5cm" svg:y1="9.5cm" svg:x2="8.5cm" svg:y2="6.5cm" draw:start-shape="id268" draw:start-glue-point="0" draw:end-shape="id263" draw:end-glue-point="2" svg:d="m15500 9500c0-2250-7000-750-7000-3000">
          <text:p/>
        </draw:connector>
        <draw:custom-shape draw:style-name="gr46" draw:text-style-name="P3" draw:id="id270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6.5cm" svg:y1="9.5cm" svg:x2="17.5cm" svg:y2="6.5cm" draw:start-shape="id269" draw:start-glue-point="0" draw:end-shape="id270" svg:d="m16500 9500c0-2248 1000-749 1000-3000">
          <text:p/>
        </draw:connector>
        <draw:connector draw:style-name="gr47" draw:text-style-name="P1" draw:layer="layout" draw:type="curve" svg:x1="5.5cm" svg:y1="2.5cm" svg:x2="5.5cm" svg:y2="8cm" draw:start-shape="id271" draw:start-glue-point="2" draw:end-shape="id260" svg:d="m5500 2500v5500">
          <text:p/>
        </draw:connector>
        <draw:connector draw:style-name="gr47" draw:text-style-name="P1" draw:layer="layout" draw:type="curve" svg:x1="7.5cm" svg:y1="2.5cm" svg:x2="8.5cm" svg:y2="4cm" draw:start-shape="id272" draw:start-glue-point="2" draw:end-shape="id261" draw:end-glue-point="0" svg:d="m7500 2500c0 1125 1000 375 1000 1500">
          <text:p/>
        </draw:connector>
        <draw:custom-shape draw:style-name="gr46" draw:text-style-name="P3" draw:id="id265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.5cm" svg:y1="2.5cm" svg:x2="17.5cm" svg:y2="4cm" draw:start-shape="id273" draw:start-glue-point="2" draw:end-shape="id265" draw:end-glue-point="0" svg:d="m8500 2500c0 1125 9000 375 9000 1500">
          <text:p/>
        </draw:connector>
        <draw:custom-shape draw:style-name="gr10" draw:text-style-name="P3" draw:id="id290" draw:layer="layout" svg:width="1cm" svg:height="1cm" svg:x="4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5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6" draw:layer="layout" svg:width="1cm" svg:height="1cm" svg:x="7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4" draw:layer="layout" svg:width="1cm" svg:height="1cm" svg:x="6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5" draw:layer="layout" svg:width="1cm" svg:height="1cm" svg:x="9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7" draw:layer="layout" svg:width="1cm" svg:height="1cm" svg:x="9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81" draw:layer="layout" svg:width="1cm" svg:height="1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.5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cm" svg:y1="22cm" svg:x2="9.5cm" svg:y2="18.5cm" draw:start-shape="id274" draw:start-glue-point="0" draw:end-shape="id275" draw:end-glue-point="3" svg:d="m7000 22000c0-2334 833-3500 2500-3500">
          <text:p/>
        </draw:connector>
        <draw:connector draw:style-name="gr55" draw:text-style-name="P1" draw:layer="layout" draw:type="curve" svg:x1="8cm" svg:y1="22cm" svg:x2="9.5cm" svg:y2="20cm" draw:start-shape="id276" draw:start-glue-point="0" draw:end-shape="id277" draw:end-glue-point="3" svg:d="m8000 22000c0-1334 500-2000 1500-2000">
          <text:p/>
        </draw:connector>
        <draw:connector draw:style-name="gr47" draw:text-style-name="P1" draw:layer="layout" draw:type="curve" svg:x1="8cm" svg:y1="14.75cm" svg:x2="10cm" svg:y2="18cm" draw:start-shape="id278" draw:start-glue-point="1" draw:end-shape="id275" draw:end-glue-point="0" svg:d="m8000 14750c1334 0 2000 1083 2000 3250">
          <text:p/>
        </draw:connector>
        <draw:connector draw:style-name="gr53" draw:text-style-name="P1" draw:layer="layout" draw:type="curve" svg:x1="14.5cm" svg:y1="24.25cm" svg:x2="8cm" svg:y2="23cm" draw:start-shape="id279" draw:end-shape="id276" draw:end-glue-point="2" svg:d="m14500 24250c-4334 0-6500-416-6500-1250">
          <text:p/>
        </draw:connector>
        <draw:connector draw:style-name="gr53" draw:text-style-name="P1" draw:layer="layout" draw:type="curve" svg:x1="14.5cm" svg:y1="22.75cm" svg:x2="11cm" svg:y2="20.5cm" draw:start-shape="id280" draw:start-glue-point="3" draw:end-shape="id281" draw:end-glue-point="2" svg:d="m14500 22750c-2334 0-3500-750-3500-2250">
          <text:p/>
        </draw:connector>
        <draw:connector draw:style-name="gr53" draw:text-style-name="P1" draw:layer="layout" draw:type="curve" svg:x1="14.5cm" svg:y1="23.25cm" svg:x2="10cm" svg:y2="20.5cm" draw:start-shape="id282" draw:start-glue-point="3" draw:end-shape="id277" draw:end-glue-point="2" svg:d="m14500 23250c-3000 0-4500-916-4500-2750">
          <text:p/>
        </draw:connector>
        <draw:custom-shape draw:style-name="gr46" draw:text-style-name="P3" draw:id="id284" draw:layer="layout" svg:width="1cm" svg:height="1cm" svg:x="18.5cm" svg:y="19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7.5cm" svg:y1="23.75cm" svg:x2="19cm" svg:y2="20.5cm" draw:start-shape="id283" draw:start-glue-point="1" draw:end-shape="id284" draw:end-glue-point="2" svg:d="m17500 23750c1000 0 1500-1083 1500-3250">
          <text:p/>
        </draw:connector>
        <draw:connector draw:style-name="gr47" draw:text-style-name="P1" draw:layer="layout" draw:type="curve" svg:x1="8cm" svg:y1="16.25cm" svg:x2="7cm" svg:y2="22cm" draw:start-shape="id285" draw:start-glue-point="1" draw:end-shape="id274" draw:end-glue-point="0" svg:d="m8000 16250c751 0 626 1500 189 1907s-1189-282-1189 3843">
          <text:p/>
        </draw:connector>
        <draw:connector draw:style-name="gr47" draw:text-style-name="P1" draw:layer="layout" draw:type="curve" svg:x1="8cm" svg:y1="15.25cm" svg:x2="10cm" svg:y2="18cm" draw:start-shape="id286" draw:start-glue-point="1" draw:end-shape="id275" draw:end-glue-point="0" svg:d="m8000 15250c1334 0 2000 916 2000 2750">
          <text:p/>
        </draw:connector>
        <draw:custom-shape draw:style-name="gr46" draw:text-style-name="P3" draw:id="id288" draw:layer="layout" svg:width="1cm" svg:height="1cm" svg:x="18.5cm" svg:y="18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cm" svg:y1="15.75cm" svg:x2="19cm" svg:y2="18cm" draw:start-shape="id287" draw:start-glue-point="1" draw:end-shape="id288" draw:end-glue-point="0" svg:d="m8000 15750c7334 0 11000 750 11000 2250">
          <text:p/>
        </draw:connector>
        <draw:rect draw:style-name="gr33" draw:text-style-name="P7" draw:layer="layout" svg:width="3cm" svg:height="0.5cm" svg:x="2cm" svg:y="17cm">
          <text:p text:style-name="P5"><text:span text:style-name="T5">_t_typeinfo</text:span></text:p>
        </draw:rect>
        <draw:rect draw:style-name="gr33" draw:text-style-name="P7" draw:layer="layout" svg:width="3cm" svg:height="0.5cm" svg:x="2cm" svg:y="17.5cm">
          <text:p text:style-name="P5"><text:span text:style-name="T5">_t_allocater</text:span></text:p>
        </draw:rect>
        <draw:rect draw:style-name="gr33" draw:text-style-name="P7" draw:id="id289" draw:layer="layout" svg:width="3cm" svg:height="0.5cm" svg:x="2cm" svg:y="18cm">
          <text:p text:style-name="P5"><text:span text:style-name="T5">_ppc_map</text:span></text:p>
        </draw:rect>
        <draw:rect draw:style-name="gr33" draw:text-style-name="P7" draw:layer="layout" svg:width="3cm" svg:height="0.5cm" svg:x="2cm" svg:y="18.5cm">
          <text:p text:style-name="P5"><text:span text:style-name="T5">_t_mapsize</text:span></text:p>
        </draw:rect>
        <draw:rect draw:style-name="gr33" draw:text-style-name="P7" draw:layer="layout" svg:width="3cm" svg:height="0.5cm" svg:x="2cm" svg:y="19cm">
          <text:p text:style-name="P5"><text:span text:style-name="T5">_t_start</text:span></text:p>
        </draw:rect>
        <draw:rect draw:style-name="gr33" draw:text-style-name="P7" draw:layer="layout" svg:width="3cm" svg:height="0.5cm" svg:x="2cm" svg:y="19.5cm">
          <text:p text:style-name="P5"><text:span text:style-name="T5">_t_finish</text:span></text:p>
        </draw:rect>
        <draw:connector draw:style-name="gr4" draw:text-style-name="P1" draw:layer="layout" draw:type="curve" svg:x1="2cm" svg:y1="18.25cm" svg:x2="4.5cm" svg:y2="22.5cm" draw:start-shape="id289" draw:start-glue-point="3" draw:end-shape="id290" svg:d="m2000 18250c-751 0-2001 4250 2500 4250">
          <text:p/>
        </draw:connector>
        <draw:rect draw:style-name="gr33" draw:text-style-name="P7" draw:id="id278" draw:layer="layout" svg:width="3cm" svg:height="0.5cm" svg:x="5cm" svg:y="14.5cm">
          <text:p text:style-name="P5"><text:span text:style-name="T5">_pc_corepos</text:span></text:p>
        </draw:rect>
        <draw:rect draw:style-name="gr33" draw:text-style-name="P7" draw:id="id286" draw:layer="layout" svg:width="3cm" svg:height="0.5cm" svg:x="5cm" svg:y="15cm">
          <text:p text:style-name="P5"><text:span text:style-name="T5">_pc_first</text:span></text:p>
        </draw:rect>
        <draw:rect draw:style-name="gr33" draw:text-style-name="P7" draw:id="id287" draw:layer="layout" svg:width="3cm" svg:height="0.5cm" svg:x="5cm" svg:y="15.5cm">
          <text:p text:style-name="P5"><text:span text:style-name="T5">_pc_afterlast</text:span></text:p>
        </draw:rect>
        <draw:rect draw:style-name="gr33" draw:text-style-name="P7" draw:id="id285" draw:layer="layout" svg:width="3cm" svg:height="0.5cm" svg:x="5cm" svg:y="16cm">
          <text:p text:style-name="P5"><text:span text:style-name="T5">_ppc_mappos</text:span></text:p>
        </draw:rect>
        <draw:rect draw:style-name="gr33" draw:text-style-name="P7" draw:id="id280" draw:layer="layout" svg:width="3cm" svg:height="0.5cm" svg:x="14.5cm" svg:y="22.5cm">
          <text:p text:style-name="P5"><text:span text:style-name="T5">_pc_corepos</text:span></text:p>
        </draw:rect>
        <draw:rect draw:style-name="gr33" draw:text-style-name="P7" draw:id="id282" draw:layer="layout" svg:width="3cm" svg:height="0.5cm" svg:x="14.5cm" svg:y="23cm">
          <text:p text:style-name="P5"><text:span text:style-name="T5">_pc_first</text:span></text:p>
        </draw:rect>
        <draw:rect draw:style-name="gr33" draw:text-style-name="P7" draw:id="id283" draw:layer="layout" svg:width="3cm" svg:height="0.5cm" svg:x="14.5cm" svg:y="23.5cm">
          <text:p text:style-name="P5"><text:span text:style-name="T5">_pc_afterlast</text:span></text:p>
        </draw:rect>
        <draw:rect draw:style-name="gr33" draw:text-style-name="P7" draw:id="id279" draw:layer="layout" svg:width="3cm" svg:height="0.5cm" svg:x="14.5cm" svg:y="24cm">
          <text:p text:style-name="P5"><text:span text:style-name="T5">_ppc_mappos</text:span></text:p>
        </draw:rect>
        <draw:rect draw:style-name="gr43" draw:text-style-name="P11" draw:layer="layout" svg:width="3cm" svg:height="0.5cm" svg:x="5cm" svg:y="14cm">
          <text:p text:style-name="P5"><text:span text:style-name="T5">_t_start</text:span></text:p>
        </draw:rect>
        <draw:rect draw:style-name="gr43" draw:text-style-name="P11" draw:layer="layout" svg:width="3cm" svg:height="0.5cm" svg:x="14.5cm" svg:y="22cm">
          <text:p text:style-name="P5"><text:span text:style-name="T5">_t_finish</text:span></text:p>
        </draw:rect>
      </draw:page>
      <draw:page draw:name="page16" draw:style-name="dp1" draw:master-page-name="默认">
        <draw:rect draw:style-name="gr33" draw:text-style-name="P7" draw:id="id291" draw:layer="layout" svg:width="1.5cm" svg:height="0.5cm" svg:x="4cm" svg:y="2.2cm">
          <text:p text:style-name="P1"><text:span text:style-name="T5">next</text:span></text:p>
        </draw:rect>
        <draw:rect draw:style-name="gr33" draw:text-style-name="P1" draw:layer="layout" svg:width="1.5cm" svg:height="1cm" svg:x="4cm" svg:y="2.7cm">
          <text:p text:style-name="P1">data</text:p>
        </draw:rect>
        <draw:rect draw:style-name="gr33" draw:text-style-name="P7" draw:id="id292" draw:layer="layout" svg:width="1.5cm" svg:height="0.5cm" svg:x="6.5cm" svg:y="2.2cm">
          <text:p text:style-name="P1"><text:span text:style-name="T5">next</text:span></text:p>
        </draw:rect>
        <draw:rect draw:style-name="gr33" draw:text-style-name="P1" draw:layer="layout" svg:width="1.5cm" svg:height="1cm" svg:x="6.5cm" svg:y="2.7cm">
          <text:p text:style-name="P1">data</text:p>
        </draw:rect>
        <draw:rect draw:style-name="gr33" draw:text-style-name="P7" draw:id="id293" draw:layer="layout" svg:width="1.5cm" svg:height="0.5cm" svg:x="9cm" svg:y="2.2cm">
          <text:p text:style-name="P1"><text:span text:style-name="T5">next</text:span></text:p>
        </draw:rect>
        <draw:rect draw:style-name="gr33" draw:text-style-name="P1" draw:layer="layout" svg:width="1.5cm" svg:height="1cm" svg:x="9cm" svg:y="2.7cm">
          <text:p text:style-name="P1">data</text:p>
        </draw:rect>
        <draw:rect draw:style-name="gr33" draw:text-style-name="P7" draw:id="id294" draw:layer="layout" svg:width="1.5cm" svg:height="0.5cm" svg:x="11.5cm" svg:y="2.2cm">
          <text:p text:style-name="P1"><text:span text:style-name="T5">next</text:span></text:p>
        </draw:rect>
        <draw:rect draw:style-name="gr33" draw:text-style-name="P1" draw:layer="layout" svg:width="1.5cm" svg:height="1cm" svg:x="11.5cm" svg:y="2.7cm">
          <text:p text:style-name="P1">data</text:p>
        </draw:rect>
        <draw:rect draw:style-name="gr33" draw:text-style-name="P7" draw:id="id295" draw:layer="layout" svg:width="1.5cm" svg:height="0.5cm" svg:x="14cm" svg:y="2.2cm">
          <text:p text:style-name="P1"><text:span text:style-name="T5">next</text:span></text:p>
        </draw:rect>
        <draw:rect draw:style-name="gr33" draw:text-style-name="P1" draw:layer="layout" svg:width="1.5cm" svg:height="1cm" svg:x="14cm" svg:y="2.7cm">
          <text:p text:style-name="P1">data</text:p>
        </draw:rect>
        <draw:connector draw:style-name="gr4" draw:text-style-name="P1" draw:layer="layout" draw:type="curve" svg:x1="5.5cm" svg:y1="2.45cm" svg:x2="6.5cm" svg:y2="2.45cm" draw:start-shape="id291" draw:start-glue-point="1" draw:end-shape="id292" draw:end-glue-point="3" svg:d="m5500 2450h1000">
          <text:p/>
        </draw:connector>
        <draw:connector draw:style-name="gr4" draw:text-style-name="P1" draw:layer="layout" draw:type="curve" svg:x1="8cm" svg:y1="2.45cm" svg:x2="9cm" svg:y2="2.45cm" draw:start-shape="id292" draw:start-glue-point="1" draw:end-shape="id293" draw:end-glue-point="3" svg:d="m8000 2450h1000">
          <text:p/>
        </draw:connector>
        <draw:connector draw:style-name="gr4" draw:text-style-name="P1" draw:layer="layout" draw:type="curve" svg:x1="10.5cm" svg:y1="2.45cm" svg:x2="11.5cm" svg:y2="2.45cm" draw:start-shape="id293" draw:start-glue-point="1" draw:end-shape="id294" draw:end-glue-point="3" svg:d="m10500 2450h1000">
          <text:p/>
        </draw:connector>
        <draw:connector draw:style-name="gr4" draw:text-style-name="P1" draw:layer="layout" draw:type="curve" svg:x1="13cm" svg:y1="2.45cm" svg:x2="14cm" svg:y2="2.45cm" draw:start-shape="id294" draw:start-glue-point="1" draw:end-shape="id295" svg:d="m13000 2450h1000">
          <text:p/>
        </draw:connector>
        <draw:rect draw:style-name="gr43" draw:text-style-name="P7" draw:id="id296" draw:layer="layout" svg:width="1.5cm" svg:height="0.5cm" svg:x="16.5cm" svg:y="2.2cm">
          <text:p text:style-name="P1"><text:span text:style-name="T5">NULL</text:span></text:p>
        </draw:rect>
        <draw:connector draw:style-name="gr4" draw:text-style-name="P1" draw:layer="layout" draw:type="curve" svg:x1="15.5cm" svg:y1="2.45cm" svg:x2="16.5cm" svg:y2="2.45cm" draw:start-shape="id295" draw:start-glue-point="1" draw:end-shape="id296" draw:end-glue-point="3" svg:d="m15500 2450h1000">
          <text:p/>
        </draw:connector>
        <draw:rect draw:style-name="gr33" draw:text-style-name="P7" draw:id="id297" draw:layer="layout" svg:width="1.5cm" svg:height="0.5cm" svg:x="5.5cm" svg:y="6.5cm">
          <text:p text:style-name="P1"><text:span text:style-name="T5">next</text:span></text:p>
        </draw:rect>
        <draw:rect draw:style-name="gr33" draw:text-style-name="P1" draw:layer="layout" svg:width="1.5cm" svg:height="1cm" svg:x="5.5cm" svg:y="7cm">
          <text:p text:style-name="P1">data</text:p>
        </draw:rect>
        <draw:rect draw:style-name="gr33" draw:text-style-name="P7" draw:id="id298" draw:layer="layout" svg:width="1.5cm" svg:height="0.5cm" svg:x="8cm" svg:y="6.5cm">
          <text:p text:style-name="P1"><text:span text:style-name="T5">next</text:span></text:p>
        </draw:rect>
        <draw:rect draw:style-name="gr33" draw:text-style-name="P1" draw:layer="layout" svg:width="1.5cm" svg:height="1cm" svg:x="8cm" svg:y="7cm">
          <text:p text:style-name="P1">data</text:p>
        </draw:rect>
        <draw:rect draw:style-name="gr33" draw:text-style-name="P7" draw:id="id299" draw:layer="layout" svg:width="1.5cm" svg:height="0.5cm" svg:x="10.5cm" svg:y="6.5cm">
          <text:p text:style-name="P1"><text:span text:style-name="T5">next</text:span></text:p>
        </draw:rect>
        <draw:rect draw:style-name="gr33" draw:text-style-name="P1" draw:layer="layout" svg:width="1.5cm" svg:height="1cm" svg:x="10.5cm" svg:y="7cm">
          <text:p text:style-name="P1">data</text:p>
        </draw:rect>
        <draw:rect draw:style-name="gr33" draw:text-style-name="P7" draw:id="id300" draw:layer="layout" svg:width="1.5cm" svg:height="0.5cm" svg:x="13cm" svg:y="6.5cm">
          <text:p text:style-name="P1"><text:span text:style-name="T5">next</text:span></text:p>
        </draw:rect>
        <draw:rect draw:style-name="gr33" draw:text-style-name="P1" draw:layer="layout" svg:width="1.5cm" svg:height="1cm" svg:x="13cm" svg:y="7cm">
          <text:p text:style-name="P1">data</text:p>
        </draw:rect>
        <draw:rect draw:style-name="gr33" draw:text-style-name="P7" draw:id="id301" draw:layer="layout" svg:width="1.5cm" svg:height="0.5cm" svg:x="15.5cm" svg:y="6.5cm">
          <text:p text:style-name="P1"><text:span text:style-name="T5">next</text:span></text:p>
        </draw:rect>
        <draw:rect draw:style-name="gr33" draw:text-style-name="P1" draw:layer="layout" svg:width="1.5cm" svg:height="1cm" svg:x="15.5cm" svg:y="7cm">
          <text:p text:style-name="P1">data</text:p>
        </draw:rect>
        <draw:connector draw:style-name="gr4" draw:text-style-name="P1" draw:layer="layout" draw:type="curve" svg:x1="7cm" svg:y1="6.75cm" svg:x2="8cm" svg:y2="6.75cm" draw:start-shape="id297" draw:start-glue-point="1" draw:end-shape="id298" draw:end-glue-point="3" svg:d="m7000 6750h1000">
          <text:p/>
        </draw:connector>
        <draw:connector draw:style-name="gr4" draw:text-style-name="P1" draw:layer="layout" draw:type="curve" svg:x1="9.5cm" svg:y1="6.75cm" svg:x2="10.5cm" svg:y2="6.75cm" draw:start-shape="id298" draw:start-glue-point="1" draw:end-shape="id299" draw:end-glue-point="3" svg:d="m9500 6750h1000">
          <text:p/>
        </draw:connector>
        <draw:connector draw:style-name="gr4" draw:text-style-name="P1" draw:layer="layout" draw:type="curve" svg:x1="12cm" svg:y1="6.75cm" svg:x2="13cm" svg:y2="6.75cm" draw:start-shape="id299" draw:start-glue-point="1" draw:end-shape="id300" draw:end-glue-point="3" svg:d="m12000 6750h1000">
          <text:p/>
        </draw:connector>
        <draw:connector draw:style-name="gr4" draw:text-style-name="P1" draw:layer="layout" draw:type="curve" svg:x1="14.5cm" svg:y1="6.75cm" svg:x2="15.5cm" svg:y2="6.75cm" draw:start-shape="id300" draw:start-glue-point="1" draw:end-shape="id301" svg:d="m14500 6750h1000">
          <text:p/>
        </draw:connector>
        <draw:rect draw:style-name="gr43" draw:text-style-name="P7" draw:id="id302" draw:layer="layout" svg:width="1.5cm" svg:height="0.5cm" svg:x="18cm" svg:y="6.5cm">
          <text:p text:style-name="P1"><text:span text:style-name="T5">NULL</text:span></text:p>
        </draw:rect>
        <draw:connector draw:style-name="gr4" draw:text-style-name="P1" draw:layer="layout" draw:type="curve" svg:x1="17cm" svg:y1="6.75cm" svg:x2="18cm" svg:y2="6.75cm" draw:start-shape="id301" draw:start-glue-point="1" draw:end-shape="id302" draw:end-glue-point="3" svg:d="m17000 6750h1000">
          <text:p/>
        </draw:connector>
        <draw:rect draw:style-name="gr33" draw:text-style-name="P7" draw:id="id303" draw:layer="layout" svg:width="1.5cm" svg:height="0.5cm" svg:x="3cm" svg:y="6.5cm">
          <text:p text:style-name="P1"><text:span text:style-name="T5">next</text:span></text:p>
        </draw:rect>
        <draw:rect draw:style-name="gr38" draw:text-style-name="P1" draw:layer="layout" svg:width="1.5cm" svg:height="1cm" svg:x="3cm" svg:y="7cm">
          <text:p/>
        </draw:rect>
        <draw:connector draw:style-name="gr4" draw:text-style-name="P1" draw:layer="layout" draw:type="curve" svg:x1="4.5cm" svg:y1="6.75cm" svg:x2="5.5cm" svg:y2="6.75cm" draw:start-shape="id303" draw:start-glue-point="1" draw:end-shape="id297" draw:end-glue-point="3" svg:d="m4500 6750h1000">
          <text:p/>
        </draw:connector>
        <draw:connector draw:style-name="gr4" draw:text-style-name="P1" draw:layer="layout" draw:type="curve" svg:x1="3.113cm" svg:y1="5.603cm" svg:x2="3.75cm" svg:y2="6.5cm" draw:end-shape="id303" svg:d="m3113 5603c0 297 637-151 637 897">
          <text:p/>
        </draw:connector>
        <draw:rect draw:style-name="gr33" draw:text-style-name="P7" draw:id="id304" draw:layer="layout" svg:width="1.5cm" svg:height="0.5cm" svg:x="5.5cm" svg:y="10cm">
          <text:p text:style-name="P1"><text:span text:style-name="T5">next</text:span></text:p>
        </draw:rect>
        <draw:rect draw:style-name="gr33" draw:text-style-name="P1" draw:layer="layout" svg:width="1.5cm" svg:height="1cm" svg:x="5.5cm" svg:y="10.5cm">
          <text:p text:style-name="P1">data</text:p>
        </draw:rect>
        <draw:rect draw:style-name="gr33" draw:text-style-name="P7" draw:id="id305" draw:layer="layout" svg:width="1.5cm" svg:height="0.5cm" svg:x="8cm" svg:y="10cm">
          <text:p text:style-name="P1"><text:span text:style-name="T5">next</text:span></text:p>
        </draw:rect>
        <draw:rect draw:style-name="gr33" draw:text-style-name="P1" draw:layer="layout" svg:width="1.5cm" svg:height="1cm" svg:x="8cm" svg:y="10.5cm">
          <text:p text:style-name="P1">data</text:p>
        </draw:rect>
        <draw:rect draw:style-name="gr33" draw:text-style-name="P7" draw:layer="layout" svg:width="1.5cm" svg:height="0.5cm" svg:x="10.5cm" svg:y="11cm">
          <text:p text:style-name="P1"><text:span text:style-name="T5">next</text:span></text:p>
        </draw:rect>
        <draw:rect draw:style-name="gr33" draw:text-style-name="P1" draw:layer="layout" svg:width="1.5cm" svg:height="1cm" svg:x="10.5cm" svg:y="11.5cm">
          <text:p text:style-name="P1">data</text:p>
        </draw:rect>
        <draw:rect draw:style-name="gr33" draw:text-style-name="P7" draw:id="id306" draw:layer="layout" svg:width="1.5cm" svg:height="0.5cm" svg:x="13cm" svg:y="10cm">
          <text:p text:style-name="P1"><text:span text:style-name="T5">next</text:span></text:p>
        </draw:rect>
        <draw:rect draw:style-name="gr33" draw:text-style-name="P1" draw:layer="layout" svg:width="1.5cm" svg:height="1cm" svg:x="13cm" svg:y="10.5cm">
          <text:p text:style-name="P1">data</text:p>
        </draw:rect>
        <draw:rect draw:style-name="gr33" draw:text-style-name="P7" draw:id="id307" draw:layer="layout" svg:width="1.5cm" svg:height="0.5cm" svg:x="15.5cm" svg:y="10cm">
          <text:p text:style-name="P1"><text:span text:style-name="T5">next</text:span></text:p>
        </draw:rect>
        <draw:rect draw:style-name="gr33" draw:text-style-name="P1" draw:layer="layout" svg:width="1.5cm" svg:height="1cm" svg:x="15.5cm" svg:y="10.5cm">
          <text:p text:style-name="P1">data</text:p>
        </draw:rect>
        <draw:connector draw:style-name="gr4" draw:text-style-name="P1" draw:layer="layout" draw:type="curve" svg:x1="7cm" svg:y1="10.25cm" svg:x2="8cm" svg:y2="10.25cm" draw:start-shape="id304" draw:start-glue-point="1" draw:end-shape="id305" draw:end-glue-point="3" svg:d="m7000 10250h1000">
          <text:p/>
        </draw:connector>
        <draw:connector draw:style-name="gr4" draw:text-style-name="P1" draw:layer="layout" draw:type="curve" svg:x1="14.5cm" svg:y1="10.25cm" svg:x2="15.5cm" svg:y2="10.25cm" draw:start-shape="id306" draw:start-glue-point="1" draw:end-shape="id307" svg:d="m14500 10250h1000">
          <text:p/>
        </draw:connector>
        <draw:rect draw:style-name="gr43" draw:text-style-name="P7" draw:id="id308" draw:layer="layout" svg:width="1.5cm" svg:height="0.5cm" svg:x="18cm" svg:y="10cm">
          <text:p text:style-name="P1"><text:span text:style-name="T5">NULL</text:span></text:p>
        </draw:rect>
        <draw:connector draw:style-name="gr4" draw:text-style-name="P1" draw:layer="layout" draw:type="curve" svg:x1="17cm" svg:y1="10.25cm" svg:x2="18cm" svg:y2="10.25cm" draw:start-shape="id307" draw:start-glue-point="1" draw:end-shape="id308" draw:end-glue-point="3" svg:d="m17000 10250h1000">
          <text:p/>
        </draw:connector>
        <draw:rect draw:style-name="gr33" draw:text-style-name="P7" draw:id="id309" draw:layer="layout" svg:width="1.5cm" svg:height="0.5cm" svg:x="3cm" svg:y="10cm">
          <text:p text:style-name="P1"><text:span text:style-name="T5">next</text:span></text:p>
        </draw:rect>
        <draw:rect draw:style-name="gr38" draw:text-style-name="P1" draw:layer="layout" svg:width="1.5cm" svg:height="1cm" svg:x="3cm" svg:y="10.5cm">
          <text:p/>
        </draw:rect>
        <draw:connector draw:style-name="gr4" draw:text-style-name="P1" draw:layer="layout" draw:type="curve" svg:x1="4.5cm" svg:y1="10.25cm" svg:x2="5.5cm" svg:y2="10.25cm" draw:start-shape="id309" draw:start-glue-point="1" draw:end-shape="id304" draw:end-glue-point="3" svg:d="m4500 10250h1000">
          <text:p/>
        </draw:connector>
        <draw:connector draw:style-name="gr4" draw:text-style-name="P1" draw:layer="layout" draw:type="curve" svg:x1="3.113cm" svg:y1="9.103cm" svg:x2="3.75cm" svg:y2="10cm" draw:end-shape="id309" svg:d="m3113 9103c0 297 637-151 637 897">
          <text:p/>
        </draw:connector>
        <draw:connector draw:style-name="gr4" draw:text-style-name="P1" draw:layer="layout" draw:type="curve" svg:x1="9.5cm" svg:y1="10.25cm" svg:x2="13cm" svg:y2="10.25cm" draw:start-shape="id305" draw:start-glue-point="1" draw:end-shape="id306" svg:d="m9500 10250h3500">
          <text:p/>
        </draw:connector>
        <draw:rect draw:style-name="gr33" draw:text-style-name="P7" draw:id="id310" draw:layer="layout" svg:width="1.5cm" svg:height="0.5cm" svg:x="5.5cm" svg:y="15.897cm">
          <text:p text:style-name="P1"><text:span text:style-name="T5">next</text:span></text:p>
        </draw:rect>
        <draw:rect draw:style-name="gr33" draw:text-style-name="P1" draw:layer="layout" svg:width="1.5cm" svg:height="1cm" svg:x="5.5cm" svg:y="16.397cm">
          <text:p text:style-name="P1">data</text:p>
        </draw:rect>
        <draw:rect draw:style-name="gr33" draw:text-style-name="P7" draw:id="id311" draw:layer="layout" svg:width="1.5cm" svg:height="0.5cm" svg:x="8cm" svg:y="15.897cm">
          <text:p text:style-name="P1"><text:span text:style-name="T5">next</text:span></text:p>
        </draw:rect>
        <draw:rect draw:style-name="gr33" draw:text-style-name="P1" draw:layer="layout" svg:width="1.5cm" svg:height="1cm" svg:x="8cm" svg:y="16.397cm">
          <text:p text:style-name="P1">data</text:p>
        </draw:rect>
        <draw:rect draw:style-name="gr33" draw:text-style-name="P7" draw:id="id312" draw:layer="layout" svg:width="1.5cm" svg:height="0.5cm" svg:x="10.5cm" svg:y="17.5cm">
          <text:p text:style-name="P1"><text:span text:style-name="T5">next</text:span></text:p>
        </draw:rect>
        <draw:rect draw:style-name="gr33" draw:text-style-name="P1" draw:layer="layout" svg:width="1.5cm" svg:height="1cm" svg:x="10.5cm" svg:y="18cm">
          <text:p text:style-name="P1">data</text:p>
        </draw:rect>
        <draw:rect draw:style-name="gr33" draw:text-style-name="P7" draw:id="id313" draw:layer="layout" svg:width="1.5cm" svg:height="0.5cm" svg:x="13cm" svg:y="15.897cm">
          <text:p text:style-name="P1"><text:span text:style-name="T5">next</text:span></text:p>
        </draw:rect>
        <draw:rect draw:style-name="gr33" draw:text-style-name="P1" draw:layer="layout" svg:width="1.5cm" svg:height="1cm" svg:x="13cm" svg:y="16.397cm">
          <text:p text:style-name="P1">data</text:p>
        </draw:rect>
        <draw:rect draw:style-name="gr33" draw:text-style-name="P7" draw:id="id314" draw:layer="layout" svg:width="1.5cm" svg:height="0.5cm" svg:x="15.5cm" svg:y="15.897cm">
          <text:p text:style-name="P1"><text:span text:style-name="T5">next</text:span></text:p>
        </draw:rect>
        <draw:rect draw:style-name="gr33" draw:text-style-name="P1" draw:layer="layout" svg:width="1.5cm" svg:height="1cm" svg:x="15.5cm" svg:y="16.397cm">
          <text:p text:style-name="P1">data</text:p>
        </draw:rect>
        <draw:connector draw:style-name="gr4" draw:text-style-name="P1" draw:layer="layout" draw:type="curve" svg:x1="7cm" svg:y1="16.147cm" svg:x2="8cm" svg:y2="16.147cm" draw:start-shape="id310" draw:start-glue-point="1" draw:end-shape="id311" draw:end-glue-point="3" svg:d="m7000 16147h1000">
          <text:p/>
        </draw:connector>
        <draw:connector draw:style-name="gr4" draw:text-style-name="P1" draw:layer="layout" draw:type="curve" svg:x1="9.5cm" svg:y1="16.147cm" svg:x2="10.5cm" svg:y2="17.75cm" draw:start-shape="id311" draw:start-glue-point="1" draw:end-shape="id312" draw:end-glue-point="3" svg:d="m9500 16147c751 0 501 802 500 802s-251 801 500 801">
          <text:p/>
        </draw:connector>
        <draw:connector draw:style-name="gr4" draw:text-style-name="P1" draw:layer="layout" draw:type="curve" svg:x1="12cm" svg:y1="17.75cm" svg:x2="13cm" svg:y2="16.147cm" draw:start-shape="id312" draw:start-glue-point="1" draw:end-shape="id313" draw:end-glue-point="3" svg:d="m12000 17750c751 0 501-801 500-801s-251-802 500-802">
          <text:p/>
        </draw:connector>
        <draw:connector draw:style-name="gr4" draw:text-style-name="P1" draw:layer="layout" draw:type="curve" svg:x1="14.5cm" svg:y1="16.147cm" svg:x2="15.5cm" svg:y2="16.147cm" draw:start-shape="id313" draw:start-glue-point="1" draw:end-shape="id314" svg:d="m14500 16147h1000">
          <text:p/>
        </draw:connector>
        <draw:rect draw:style-name="gr43" draw:text-style-name="P7" draw:id="id315" draw:layer="layout" svg:width="1.5cm" svg:height="0.5cm" svg:x="18cm" svg:y="15.897cm">
          <text:p text:style-name="P1"><text:span text:style-name="T5">NULL</text:span></text:p>
        </draw:rect>
        <draw:connector draw:style-name="gr4" draw:text-style-name="P1" draw:layer="layout" draw:type="curve" svg:x1="17cm" svg:y1="16.147cm" svg:x2="18cm" svg:y2="16.147cm" draw:start-shape="id314" draw:start-glue-point="1" draw:end-shape="id315" draw:end-glue-point="3" svg:d="m17000 16147h1000">
          <text:p/>
        </draw:connector>
        <draw:rect draw:style-name="gr33" draw:text-style-name="P7" draw:id="id316" draw:layer="layout" svg:width="1.5cm" svg:height="0.5cm" svg:x="3cm" svg:y="15.897cm">
          <text:p text:style-name="P1"><text:span text:style-name="T5">next</text:span></text:p>
        </draw:rect>
        <draw:rect draw:style-name="gr38" draw:text-style-name="P1" draw:layer="layout" svg:width="1.5cm" svg:height="1cm" svg:x="3cm" svg:y="16.397cm">
          <text:p/>
        </draw:rect>
        <draw:connector draw:style-name="gr4" draw:text-style-name="P1" draw:layer="layout" draw:type="curve" svg:x1="4.5cm" svg:y1="16.147cm" svg:x2="5.5cm" svg:y2="16.147cm" draw:start-shape="id316" draw:start-glue-point="1" draw:end-shape="id310" draw:end-glue-point="3" svg:d="m4500 16147h1000">
          <text:p/>
        </draw:connector>
        <draw:connector draw:style-name="gr4" draw:text-style-name="P1" draw:layer="layout" draw:type="curve" svg:x1="3.113cm" svg:y1="15cm" svg:x2="3.75cm" svg:y2="15.897cm" draw:end-shape="id316" svg:d="m3113 15000c0 297 637-151 637 897">
          <text:p/>
        </draw:connector>
        <draw:custom-shape draw:style-name="gr14" draw:text-style-name="P1" draw:layer="layout" svg:width="0.5cm" svg:height="2.5cm" svg:x="9.5cm" svg:y="13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2.6cm" svg:y="12.7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3" draw:text-style-name="P7" draw:id="id317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draw:id="id318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draw:id="id319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draw:id="id320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draw:id="id321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17" draw:start-glue-point="1" draw:end-shape="id318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18" draw:start-glue-point="1" draw:end-shape="id319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19" draw:start-glue-point="1" draw:end-shape="id320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0" draw:start-glue-point="1" draw:end-shape="id321" svg:d="m15000 21750h900">
          <text:p/>
        </draw:connector>
        <draw:connector draw:style-name="gr4" draw:text-style-name="P1" draw:layer="layout" draw:type="curve" svg:x1="17.4cm" svg:y1="21.75cm" svg:x2="18.3cm" svg:y2="21.75cm" draw:start-shape="id321" draw:start-glue-point="1" draw:end-shape="id322" draw:end-glue-point="3" svg:d="m17400 21750h900">
          <text:p/>
        </draw:connector>
        <draw:rect draw:style-name="gr33" draw:text-style-name="P7" draw:id="id323" draw:layer="layout" svg:width="1.5cm" svg:height="0.5cm" svg:x="1.5cm" svg:y="21.5cm">
          <text:p text:style-name="P1"><text:span text:style-name="T5">next</text:span></text:p>
        </draw:rect>
        <draw:rect draw:style-name="gr38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23" draw:start-glue-point="1" draw:end-shape="id317" draw:end-glue-point="3" svg:d="m3000 21750h1400">
          <text:p/>
        </draw:connector>
        <draw:connector draw:style-name="gr4" draw:text-style-name="P1" draw:layer="layout" draw:type="curve" svg:x1="1.613cm" svg:y1="20.603cm" svg:x2="2.25cm" svg:y2="21.5cm" draw:end-shape="id323" svg:d="m1613 20603c0 297 637-151 637 897">
          <text:p/>
        </draw:connector>
        <draw:rect draw:style-name="gr43" draw:text-style-name="P7" draw:id="id322" draw:layer="layout" svg:width="1.5cm" svg:height="0.5cm" svg:x="18.3cm" svg:y="21.5cm">
          <text:p text:style-name="P1"><text:span text:style-name="T5">NULL</text:span></text:p>
        </draw:rect>
        <draw:connector draw:style-name="gr36" draw:text-style-name="P1" draw:layer="layout" draw:type="curve" svg:x1="5.165cm" svg:y1="19.734cm" svg:x2="5.15cm" svg:y2="21.5cm" draw:end-shape="id317" draw:end-glue-point="0" svg:d="m5165 19734c0 949-15 67-15 1766">
          <text:p text:style-name="P1">begin</text:p>
          <text:p text:style-name="P1"/>
          <text:p text:style-name="P1"/>
          <text:p text:style-name="P1"><text:s text:c="4"/></text:p>
        </draw:connector>
        <draw:connector draw:style-name="gr36" draw:text-style-name="P1" draw:layer="layout" draw:type="curve" svg:x1="18.938cm" svg:y1="19.871cm" svg:x2="19.05cm" svg:y2="21.5cm" draw:end-shape="id322" draw:end-glue-point="0" svg:d="m18938 19871c0 846 112 32 112 1629">
          <text:p text:style-name="P1">end</text:p>
          <text:p text:style-name="P1"/>
          <text:p text:style-name="P1"/>
          <text:p text:style-name="P1"/>
        </draw:connector>
        <draw:connector draw:style-name="gr37" draw:text-style-name="P1" draw:layer="layout" draw:type="curve" svg:x1="7.879cm" svg:y1="19.871cm" svg:x2="7.95cm" svg:y2="21.5cm" draw:end-shape="id318" draw:end-glue-point="0" svg:d="m7879 19871c0 846 71 32 71 1629">
          <text:p/>
        </draw:connector>
        <draw:connector draw:style-name="gr37" draw:text-style-name="P1" draw:layer="layout" draw:type="curve" svg:x1="11.654cm" svg:y1="19.715cm" svg:x2="11.55cm" svg:y2="21.5cm" draw:end-shape="id319" svg:d="m11654 19715c0 963-104 71-104 1785">
          <text:p/>
        </draw:connector>
        <draw:line draw:style-name="gr29" draw:text-style-name="P1" draw:layer="layout" svg:x1="8cm" svg:y1="20.5cm" svg:x2="11.5cm" svg:y2="20.5cm">
          <text:p text:style-name="P1">next</text:p>
          <text:p text:style-name="P1"/>
        </draw:line>
        <draw:rect draw:style-name="gr33" draw:text-style-name="P7" draw:layer="layout" svg:width="3cm" svg:height="0.5cm" svg:x="1.5cm" svg:y="24.5cm">
          <text:p text:style-name="P5"><text:span text:style-name="T5">_t_typeinfo</text:span></text:p>
        </draw:rect>
        <draw:rect draw:style-name="gr33" draw:text-style-name="P7" draw:layer="layout" svg:width="3cm" svg:height="0.5cm" svg:x="1.5cm" svg:y="25cm">
          <text:p text:style-name="P5"><text:span text:style-name="T5">_t_allocater</text:span></text:p>
        </draw:rect>
        <draw:rect draw:style-name="gr33" draw:text-style-name="P7" draw:layer="layout" svg:width="3cm" svg:height="0.5cm" svg:x="1.5cm" svg:y="25.5cm">
          <text:p text:style-name="P5"><text:span text:style-name="T5">_t_head</text:span></text:p>
        </draw:rect>
        <draw:rect draw:style-name="gr33" draw:text-style-name="P7" draw:id="id324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draw:id="id325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draw:id="id326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draw:id="id327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draw:id="id328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24" draw:start-glue-point="1" draw:end-shape="id325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25" draw:start-glue-point="1" draw:end-shape="id326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26" draw:start-glue-point="1" draw:end-shape="id327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7" draw:start-glue-point="1" draw:end-shape="id328" svg:d="m15000 21750h900">
          <text:p/>
        </draw:connector>
        <draw:connector draw:style-name="gr4" draw:text-style-name="P1" draw:layer="layout" draw:type="curve" svg:x1="17.4cm" svg:y1="21.75cm" svg:x2="18.3cm" svg:y2="21.75cm" draw:start-shape="id328" draw:start-glue-point="1" draw:end-shape="id329" draw:end-glue-point="3" svg:d="m17400 21750h900">
          <text:p/>
        </draw:connector>
        <draw:rect draw:style-name="gr33" draw:text-style-name="P7" draw:id="id330" draw:layer="layout" svg:width="1.5cm" svg:height="0.5cm" svg:x="1.5cm" svg:y="21.5cm">
          <text:p text:style-name="P1"><text:span text:style-name="T5">next</text:span></text:p>
        </draw:rect>
        <draw:rect draw:style-name="gr38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30" draw:start-glue-point="1" draw:end-shape="id324" draw:end-glue-point="3" svg:d="m3000 21750h1400">
          <text:p/>
        </draw:connector>
        <draw:rect draw:style-name="gr43" draw:text-style-name="P7" draw:id="id329" draw:layer="layout" svg:width="1.5cm" svg:height="0.5cm" svg:x="18.3cm" svg:y="21.5cm">
          <text:p text:style-name="P1"><text:span text:style-name="T5">NULL</text:span></text:p>
        </draw:rect>
        <draw:rect draw:style-name="gr33" draw:text-style-name="P7" draw:id="id331" draw:layer="layout" svg:width="1.5cm" svg:height="0.5cm" svg:x="7.8cm" svg:y="26.1cm">
          <text:p text:style-name="P1"><text:span text:style-name="T5">_pt_next</text:span></text:p>
        </draw:rect>
        <draw:rect draw:style-name="gr33" draw:text-style-name="P7" draw:layer="layout" svg:width="1.5cm" svg:height="1cm" svg:x="7.8cm" svg:y="26.6cm">
          <text:p text:style-name="P7"><text:span text:style-name="T5">_pc_data</text:span></text:p>
        </draw:rect>
        <draw:rect draw:style-name="gr33" draw:text-style-name="P7" draw:id="id332" draw:layer="layout" svg:width="1.5cm" svg:height="0.5cm" svg:x="10.3cm" svg:y="26.1cm">
          <text:p text:style-name="P1"><text:span text:style-name="T5">_pt_next</text:span></text:p>
        </draw:rect>
        <draw:rect draw:style-name="gr33" draw:text-style-name="P7" draw:layer="layout" svg:width="1.5cm" svg:height="1cm" svg:x="10.3cm" svg:y="26.6cm">
          <text:p text:style-name="P7"><text:span text:style-name="T5">_pc_data</text:span></text:p>
        </draw:rect>
        <draw:rect draw:style-name="gr33" draw:text-style-name="P7" draw:id="id333" draw:layer="layout" svg:width="1.5cm" svg:height="0.5cm" svg:x="12.8cm" svg:y="26.1cm">
          <text:p text:style-name="P1"><text:span text:style-name="T5">_pt_next</text:span></text:p>
        </draw:rect>
        <draw:rect draw:style-name="gr33" draw:text-style-name="P7" draw:layer="layout" svg:width="1.5cm" svg:height="1cm" svg:x="12.8cm" svg:y="26.6cm">
          <text:p text:style-name="P7"><text:span text:style-name="T5">_pc_data</text:span></text:p>
        </draw:rect>
        <draw:rect draw:style-name="gr33" draw:text-style-name="P7" draw:id="id334" draw:layer="layout" svg:width="1.5cm" svg:height="0.5cm" svg:x="15.4cm" svg:y="26.1cm">
          <text:p text:style-name="P1"><text:span text:style-name="T5">_pt_next</text:span></text:p>
        </draw:rect>
        <draw:rect draw:style-name="gr33" draw:text-style-name="P7" draw:layer="layout" svg:width="1.5cm" svg:height="1cm" svg:x="15.4cm" svg:y="26.6cm">
          <text:p text:style-name="P7"><text:span text:style-name="T5">_pc_data</text:span></text:p>
        </draw:rect>
        <draw:connector draw:style-name="gr4" draw:text-style-name="P1" draw:layer="layout" draw:type="curve" svg:x1="9.3cm" svg:y1="26.35cm" svg:x2="10.3cm" svg:y2="26.35cm" draw:start-shape="id331" draw:start-glue-point="1" draw:end-shape="id332" draw:end-glue-point="3" svg:d="m9300 26350h1000">
          <text:p/>
        </draw:connector>
        <draw:connector draw:style-name="gr4" draw:text-style-name="P1" draw:layer="layout" draw:type="curve" svg:x1="11.8cm" svg:y1="26.35cm" svg:x2="12.8cm" svg:y2="26.35cm" draw:start-shape="id332" draw:start-glue-point="1" draw:end-shape="id333" draw:end-glue-point="3" svg:d="m11800 26350h1000">
          <text:p/>
        </draw:connector>
        <draw:connector draw:style-name="gr4" draw:text-style-name="P1" draw:layer="layout" draw:type="curve" svg:x1="14.3cm" svg:y1="26.35cm" svg:x2="15.4cm" svg:y2="26.35cm" draw:start-shape="id333" draw:start-glue-point="1" draw:end-shape="id334" draw:end-glue-point="3" svg:d="m14300 26350h1100">
          <text:p/>
        </draw:connector>
        <draw:rect draw:style-name="gr43" draw:text-style-name="P7" draw:id="id335" draw:layer="layout" svg:width="1.5cm" svg:height="0.5cm" svg:x="18.3cm" svg:y="26.1cm">
          <text:p text:style-name="P1"><text:span text:style-name="T5">NULL</text:span></text:p>
        </draw:rect>
        <draw:connector draw:style-name="gr4" draw:text-style-name="P1" draw:layer="layout" draw:type="curve" svg:x1="16.9cm" svg:y1="26.35cm" svg:x2="18.3cm" svg:y2="26.35cm" draw:start-shape="id334" draw:start-glue-point="1" draw:end-shape="id335" draw:end-glue-point="3" svg:d="m16900 26350h1400">
          <text:p/>
        </draw:connector>
        <draw:rect draw:style-name="gr33" draw:text-style-name="P7" draw:id="id336" draw:layer="layout" svg:width="1.5cm" svg:height="0.5cm" svg:x="5.3cm" svg:y="26.1cm">
          <text:p text:style-name="P1"><text:span text:style-name="T5">_pt_next</text:span></text:p>
        </draw:rect>
        <draw:rect draw:style-name="gr38" draw:text-style-name="P1" draw:layer="layout" svg:width="1.5cm" svg:height="1cm" svg:x="5.3cm" svg:y="26.6cm">
          <text:p/>
        </draw:rect>
        <draw:connector draw:style-name="gr4" draw:text-style-name="P1" draw:layer="layout" draw:type="curve" svg:x1="6.8cm" svg:y1="26.35cm" svg:x2="7.8cm" svg:y2="26.35cm" draw:start-shape="id336" draw:start-glue-point="1" draw:end-shape="id331" draw:end-glue-point="3" svg:d="m6800 26350h1000">
          <text:p/>
        </draw:connector>
        <draw:rect draw:style-name="gr43" draw:text-style-name="P11" draw:layer="layout" svg:width="3cm" svg:height="0.5cm" svg:x="4.5cm" svg:y="25.5cm">
          <text:p text:style-name="P5"><text:span text:style-name="T5">_t_hea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bo </meta:initial-creator>
    <meta:creation-date>2010-10-01T21:47:02</meta:creation-date>
    <dc:date>2011-01-07T10:35:00.82</dc:date>
    <dc:creator>Wang Bo</dc:creator>
    <meta:editing-duration>PT18H21M22S</meta:editing-duration>
    <meta:editing-cycles>45</meta:editing-cycles>
    <meta:generator>OpenOffice.org/3.2$Win32 OpenOffice.org_project/320m18$Build-9502</meta:generator>
    <meta:document-statistic meta:object-count="1204"/>
  </office:meta>
</office:document-meta>
</file>